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eeeeee" draw:textarea-horizontal-align="justify" draw:textarea-vertical-align="middle" draw:auto-grow-height="false" fo:min-height="14.55cm" fo:min-width="2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1cm"/>
    </style:style>
    <style:style style:name="gr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288cm"/>
    </style:style>
    <style:style style:name="gr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393cm"/>
    </style:style>
    <style:style style:name="gr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499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1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867cm"/>
    </style:style>
    <style:style style:name="gr1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6.3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954cm"/>
    </style:style>
    <style:style style:name="gr1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14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13cm"/>
    </style:style>
    <style:style style:name="gr16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67cm"/>
    </style:style>
    <style:style style:name="gr18" style:family="graphic" style:parent-style-name="standard">
      <style:graphic-properties draw:stroke="none" svg:stroke-color="#cccccc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25cm" fo:min-width="2.78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25cm" fo:min-width="3.084cm"/>
    </style:style>
    <style:style style:name="gr2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24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9" style:family="graphic" style:parent-style-name="standard">
      <style:graphic-properties svg:stroke-color="#cccccc" draw:fill="solid" draw:fill-color="#808080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09cm"/>
    </style:style>
    <style:style style:name="gr31" style:family="graphic" style:parent-style-name="objectwithoutfill">
      <style:graphic-properties svg:stroke-color="#cccccc" draw:fill="none" draw:fill-color="#ffffff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3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631cm"/>
    </style:style>
    <style:style style:name="gr36" style:family="graphic" style:parent-style-name="standard">
      <style:graphic-properties svg:stroke-color="#dddddd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825cm" fo:min-width="2.68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1.441cm"/>
    </style:style>
    <style:style style:name="gr39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4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7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43" style:family="graphic" style:parent-style-name="standard">
      <style:graphic-properties draw:stroke="none" svg:stroke-color="#cccccc" draw:fill="none" draw:fill-color="#ffffff" fo:min-height="0.71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4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4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3.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299cm"/>
    </style:style>
    <style:style style:name="gr5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56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834cm" fo:min-width="2.384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55" style:family="graphic" style:parent-style-name="standard">
      <style:graphic-properties draw:fill-color="#eeeeee" draw:textarea-horizontal-align="justify" draw:textarea-vertical-align="middle" draw:auto-grow-height="false" fo:min-height="16.75cm" fo:min-width="24.4cm"/>
    </style:style>
    <style:style style:name="gr56" style:family="graphic" style:parent-style-name="standard">
      <style:graphic-properties draw:stroke="none" svg:stroke-color="#000000" draw:fill="none" draw:fill-color="#ffffff" fo:min-height="2.134cm"/>
    </style:style>
    <style:style style:name="gr57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</style:style>
    <style:style style:name="gr59" style:family="graphic" style:parent-style-name="standard">
      <style:graphic-properties draw:stroke="none" svg:stroke-color="#000000" draw:fill="none" draw:fill-color="#ffffff" fo:min-height="1.15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825cm" fo:min-width="14.993cm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825cm" fo:min-width="6.484cm"/>
    </style:style>
    <style:style style:name="gr62" style:family="graphic" style:parent-style-name="standard">
      <style:graphic-properties svg:stroke-color="#dddddd" draw:fill-color="#eeeeee" draw:textarea-horizontal-align="justify" draw:textarea-vertical-align="middle" draw:auto-grow-height="false" fo:min-height="17.02cm" fo:min-width="22.2cm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64" style:family="graphic" style:parent-style-name="standard">
      <style:graphic-properties draw:stroke="none" svg:stroke-color="#000000" draw:fill="none" draw:fill-color="#ffffff" fo:min-height="0.712cm"/>
    </style:style>
    <style:style style:name="gr65" style:family="graphic" style:parent-style-name="standard">
      <style:graphic-properties draw:textarea-horizontal-align="justify" draw:textarea-vertical-align="middle" draw:auto-grow-height="false" fo:min-height="0.258cm" fo:min-width="0.081cm"/>
    </style:style>
    <style:style style:name="gr66" style:family="graphic" style:parent-style-name="standard">
      <style:graphic-properties draw:textarea-horizontal-align="justify" draw:textarea-vertical-align="middle" draw:auto-grow-height="false" fo:min-height="0.246cm" fo:min-width="0.066cm"/>
    </style:style>
    <style:style style:name="gr67" style:family="graphic" style:parent-style-name="standard">
      <style:graphic-properties draw:stroke="none" svg:stroke-color="#000000" draw:fill="none" draw:fill-color="#ffffff" fo:min-height="1.623cm"/>
    </style:style>
    <style:style style:name="gr68" style:family="graphic" style:parent-style-name="standard">
      <style:graphic-properties draw:stroke="none" svg:stroke-color="#000000" draw:fill="none" draw:fill-color="#ffffff" fo:min-height="1.323cm"/>
    </style:style>
    <style:style style:name="gr69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4.982cm"/>
    </style:style>
    <style:style style:name="gr7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5.026cm"/>
    </style:style>
    <style:style style:name="gr71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2.4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1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0.6cm"/>
    </style:style>
    <style:style style:name="gr76" style:family="graphic" style:parent-style-name="standard">
      <style:graphic-properties draw:fill-color="#dddddd" draw:textarea-horizontal-align="justify" draw:textarea-vertical-align="middle" draw:auto-grow-height="false" fo:min-height="0.35cm" fo:min-width="0.5cm"/>
    </style:style>
    <style:style style:name="gr77" style:family="graphic" style:parent-style-name="standard">
      <style:graphic-properties svg:stroke-color="#dddddd" draw:fill-color="#eeeeee" draw:textarea-horizontal-align="justify" draw:textarea-vertical-align="middle" draw:auto-grow-height="false" fo:min-height="15.22cm" fo:min-width="22.2cm"/>
    </style:style>
    <style:style style:name="gr78" style:family="graphic" style:parent-style-name="standard">
      <style:graphic-properties draw:fill-color="#dddddd" draw:textarea-horizontal-align="justify" draw:textarea-vertical-align="middle" draw:auto-grow-height="false" fo:min-height="0.25cm" fo:min-width="0.5cm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0.825cm" fo:min-width="4.684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8.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158cm"/>
    </style:style>
    <style:style style:name="gr82" style:family="graphic" style:parent-style-name="standard">
      <style:graphic-properties draw:fill-color="#dddddd" draw:textarea-horizontal-align="justify" draw:textarea-vertical-align="middle" draw:auto-grow-height="false" fo:min-height="0.27cm" fo:min-width="1.916cm"/>
    </style:style>
    <style:style style:name="gr8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91" style:family="graphic" style:parent-style-name="standard">
      <style:graphic-properties svg:stroke-color="#dddddd" draw:fill-color="#eeeeee" draw:textarea-horizontal-align="justify" draw:textarea-vertical-align="middle" draw:auto-grow-height="false" fo:min-height="14.45cm" fo:min-width="22.065cm"/>
    </style:style>
    <style:style style:name="gr92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93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1.7cm"/>
    </style:style>
    <style:style style:name="gr94" style:family="graphic" style:parent-style-name="standard">
      <style:graphic-properties draw:fill-color="#ffffff" draw:textarea-horizontal-align="justify" draw:textarea-vertical-align="middle" draw:auto-grow-height="false" fo:min-height="0.951cm" fo:min-width="2.201cm"/>
    </style:style>
    <style:style style:name="gr95" style:family="graphic" style:parent-style-name="standard">
      <style:graphic-properties draw:textarea-horizontal-align="justify" draw:textarea-vertical-align="middle" draw:auto-grow-height="false" fo:min-height="3.15cm" fo:min-width="3.8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8cm"/>
    </style:style>
    <style:style style:name="gr97" style:family="graphic" style:parent-style-name="standard">
      <style:graphic-properties svg:stroke-color="#000000" draw:fill-color="#eeeeee" draw:textarea-horizontal-align="justify" draw:textarea-vertical-align="middle" draw:auto-grow-height="false" fo:min-height="0.85cm" fo:min-width="0.866cm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0.7cm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45cm" fo:min-width="3.8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551cm" fo:min-width="3.8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451cm" fo:min-width="3.8cm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6.55cm" fo:min-width="12.7cm"/>
    </style:style>
    <style:style style:name="gr103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2.6cm"/>
    </style:style>
    <style:style style:name="gr104" style:family="graphic" style:parent-style-name="standard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105" style:family="graphic" style:parent-style-name="standard">
      <style:graphic-properties draw:stroke="none" svg:stroke-color="#000000" draw:fill="none" draw:fill-color="#ffffff" fo:min-height="0.945cm"/>
    </style:style>
    <style:style style:name="gr106" style:family="graphic" style:parent-style-name="standard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107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108" style:family="graphic" style:parent-style-name="standard">
      <style:graphic-properties svg:stroke-color="#9999ff" draw:fill-color="#3399ff" draw:textarea-horizontal-align="justify" draw:textarea-vertical-align="middle" draw:auto-grow-height="false" fo:min-height="1.258cm" fo:min-width="4.738cm"/>
    </style:style>
    <style:style style:name="gr109" style:family="graphic" style:parent-style-name="standard">
      <style:graphic-properties draw:textarea-horizontal-align="justify" draw:textarea-vertical-align="middle" draw:auto-grow-height="false" fo:min-height="1.916cm" fo:min-width="4.359cm"/>
    </style:style>
    <style:style style:name="gr110" style:family="graphic" style:parent-style-name="standard">
      <style:graphic-properties draw:textarea-horizontal-align="justify" draw:textarea-vertical-align="middle" draw:auto-grow-height="false" fo:min-height="2.006cm" fo:min-width="4.449cm"/>
    </style:style>
    <style:style style:name="gr111" style:family="graphic" style:parent-style-name="standard">
      <style:graphic-properties draw:textarea-horizontal-align="justify" draw:textarea-vertical-align="middle" draw:auto-grow-height="false" fo:min-height="1.946cm" fo:min-width="4.164cm"/>
    </style:style>
    <style:style style:name="gr112" style:family="graphic" style:parent-style-name="standard">
      <style:graphic-properties draw:textarea-horizontal-align="justify" draw:textarea-vertical-align="middle" draw:auto-grow-height="false" fo:min-height="1.946cm" fo:min-width="4.264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3399ff"/>
      <style:paragraph-properties fo:text-align="center"/>
      <style:text-properties fo:font-size="12pt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51cm" svg:height="0.958cm" svg:x="6.193cm" svg:y="8.697cm">
            <draw:text-box>
              <text:p><text:span text:style-name="T1">CNPJ: *</text:span></text:p>
            </draw:text-box>
          </draw:frame>
          <draw:custom-shape draw:style-name="gr3" draw:text-style-name="P3" draw:layer="layout" svg:width="1.788cm" svg:height="0.904cm" svg:x="8.718cm" svg:y="8.6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.893cm" svg:height="0.904cm" svg:x="10.717cm" svg:y="8.6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999cm" svg:height="0.904cm" svg:x="12.82cm" svg:y="8.6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157cm" svg:height="0.904cm" svg:x="17.133cm" svg:y="8.697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702cm" svg:height="0.958cm" svg:x="6.193cm" svg:y="7.228cm">
              <draw:text-box>
                <text:p><text:span text:style-name="T1">Nome: * </text:span></text:p>
              </draw:text-box>
            </draw:frame>
            <draw:custom-shape draw:style-name="gr8" draw:text-style-name="P3" draw:layer="layout" svg:width="15.568cm" svg:height="0.904cm" svg:x="8.613cm" svg:y="7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6.193cm" svg:y="12.199cm">
            <draw:text-box>
              <text:p><text:span text:style-name="T1">Telefone: *</text:span></text:p>
            </draw:text-box>
          </draw:frame>
          <draw:custom-shape draw:style-name="gr10" draw:text-style-name="P3" draw:layer="layout" svg:width="1.367cm" svg:height="0.904cm" svg:x="9.244cm" svg:y="12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6.837cm" svg:height="0.904cm" svg:x="10.822cm" svg:y="12.31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6.234cm" svg:y="10.505cm">
            <draw:text-box>
              <text:p><text:span text:style-name="T1">Endereço: *</text:span></text:p>
            </draw:text-box>
          </draw:frame>
          <draw:custom-shape draw:style-name="gr13" draw:text-style-name="P3" draw:layer="layout" svg:width="14.726cm" svg:height="0.903cm" svg:x="9.77cm" svg:y="10.5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4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4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6" draw:layer="layout" svg:width="6.233cm" svg:height="1.673cm" svg:x="12.899cm" svg:y="5.011cm">
            <draw:text-box>
              <text:p text:style-name="P5">Cadastro de Empresa</text:p>
            </draw:text-box>
          </draw:frame>
          <draw:custom-shape draw:style-name="gr5" draw:text-style-name="P3" draw:layer="layout" svg:width="1.999cm" svg:height="0.904cm" svg:x="14.924cm" svg:y="8.6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7" draw:layer="layout" svg:width="12.4cm" svg:height="1.673cm" svg:x="4.3cm" svg:y="1.7cm">
          <draw:text-box>
            <text:p>1. Tela de cadastro de Empresa</text:p>
          </draw:text-box>
        </draw:frame>
        <draw:custom-shape draw:name="Forma2" draw:style-name="gr20" draw:text-style-name="P8" draw:layer="layout" svg:width="3.4cm" svg:height="1.191cm" svg:x="21.3cm" svg:y="15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8" draw:layer="layout" svg:width="3.7cm" svg:height="1.191cm" svg:x="17.4cm" svg:y="15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g>
          <draw:custom-shape draw:style-name="gr22" draw:text-style-name="P1" draw:layer="layout" svg:width="21.2cm" svg:height="13.1cm" svg:x="4.56cm" svg:y="2.722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2.06cm" svg:height="0.848cm" svg:x="5.86cm" svg:y="7.622cm">
            <draw:text-box>
              <text:p><text:span text:style-name="T1">CPF: *</text:span></text:p>
            </draw:text-box>
          </draw:frame>
          <draw:custom-shape draw:style-name="gr24" draw:text-style-name="P3" draw:layer="layout" svg:width="2cm" svg:height="0.8cm" svg:x="9.2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cm" svg:height="0.8cm" svg:x="11.6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cm" svg:height="0.8cm" svg:x="13.7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1cm" svg:height="0.8cm" svg:x="15.96cm" svg:y="7.622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2" draw:layer="layout" svg:width="2.6cm" svg:height="0.848cm" svg:x="5.86cm" svg:y="6.522cm">
              <draw:text-box>
                <text:p><text:span text:style-name="T1">Nome: *</text:span></text:p>
              </draw:text-box>
            </draw:frame>
            <draw:custom-shape draw:style-name="gr26" draw:text-style-name="P3" draw:layer="layout" svg:width="14cm" svg:height="0.8cm" svg:x="9.26cm" svg:y="6.52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7" draw:text-style-name="P2" draw:layer="layout" svg:width="3.025cm" svg:height="0.848cm" svg:x="5.86cm" svg:y="10.922cm">
            <draw:text-box>
              <text:p><text:span text:style-name="T1">Telefone: *</text:span></text:p>
            </draw:text-box>
          </draw:frame>
          <draw:custom-shape draw:style-name="gr24" draw:text-style-name="P3" draw:layer="layout" svg:width="1.3cm" svg:height="0.8cm" svg:x="9.26cm" svg:y="10.9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6.5cm" svg:height="0.8cm" svg:x="11.161cm" svg:y="10.853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" draw:layer="layout" svg:width="3.283cm" svg:height="0.848cm" svg:x="5.899cm" svg:y="9.822cm">
            <draw:text-box>
              <text:p><text:span text:style-name="T1">Endereço: *</text:span></text:p>
            </draw:text-box>
          </draw:frame>
          <draw:custom-shape draw:style-name="gr26" draw:text-style-name="P3" draw:layer="layout" svg:width="14cm" svg:height="0.8cm" svg:x="9.26cm" svg:y="9.82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9" draw:text-style-name="P4" draw:layer="layout" svg:width="3.1cm" svg:height="0.9cm" svg:x="20.26cm" svg:y="13.5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0" draw:text-style-name="P2" draw:layer="layout" svg:width="2.009cm" svg:height="0.848cm" svg:x="20.76cm" svg:y="13.522cm">
              <draw:text-box>
                <text:p><text:span text:style-name="T1">S</text:span></text:p>
              </draw:text-box>
            </draw:frame>
          </draw:g>
          <draw:custom-shape draw:style-name="gr29" draw:text-style-name="P4" draw:layer="layout" svg:width="3.1cm" svg:height="0.9cm" svg:x="16.86cm" svg:y="13.5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6" draw:layer="layout" svg:width="6.7cm" svg:height="1.673cm" svg:x="12.06cm" svg:y="4.559cm">
            <draw:text-box>
              <text:p text:style-name="P5">Cadastro do Funcionário</text:p>
            </draw:text-box>
          </draw:frame>
          <draw:line draw:style-name="gr31" draw:text-style-name="P6" draw:layer="layout" svg:x1="11.16cm" svg:y1="5.722cm" svg:x2="19.76cm" svg:y2="5.722cm">
            <text:p/>
          </draw:line>
          <draw:frame draw:style-name="gr32" draw:text-style-name="P2" draw:layer="layout" svg:width="2.454cm" svg:height="0.848cm" svg:x="5.9cm" svg:y="8.722cm">
            <draw:text-box>
              <text:p><text:span text:style-name="T1">Cargo: *</text:span></text:p>
            </draw:text-box>
          </draw:frame>
          <draw:custom-shape draw:style-name="gr33" draw:text-style-name="P3" draw:layer="layout" svg:width="14.001cm" svg:height="0.8cm" svg:x="9.26cm" svg:y="8.722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2" draw:layer="layout" svg:width="2.661cm" svg:height="0.848cm" svg:x="5.9cm" svg:y="12.022cm">
            <draw:text-box>
              <text:p><text:span text:style-name="T1">Salário: *</text:span></text:p>
            </draw:text-box>
          </draw:frame>
          <draw:custom-shape draw:style-name="gr24" draw:text-style-name="P3" draw:layer="layout" svg:width="4.399cm" svg:height="0.8cm" svg:x="9.261cm" svg:y="12.022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3.131cm" svg:height="0.848cm" svg:x="5.9cm" svg:y="13.122cm">
            <draw:text-box>
              <text:p><text:span text:style-name="T1">Empresa: *</text:span></text:p>
            </draw:text-box>
          </draw:frame>
          <draw:custom-shape draw:style-name="gr24" draw:text-style-name="P3" draw:layer="layout" svg:width="4.399cm" svg:height="0.8cm" svg:x="9.26cm" svg:y="13.1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9cm" svg:height="0.8cm" svg:x="12.76cm" svg:y="13.12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9" draw:layer="layout" svg:width="0.7cm" svg:height="0.7cm" svg:x="12.86cm" svg:y="13.222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89.85024958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7" draw:layer="layout" svg:width="12.4cm" svg:height="1.673cm" svg:x="4.3cm" svg:y="1.701cm">
          <draw:text-box>
            <text:p>2. Tela de cadastro de Funcionário </text:p>
          </draw:text-box>
        </draw:frame>
        <draw:custom-shape draw:name="Forma2" draw:style-name="gr37" draw:text-style-name="P8" draw:layer="layout" svg:width="3.3cm" svg:height="1.191cm" svg:x="16.8cm" svg:y="13.609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37" draw:text-style-name="P8" draw:layer="layout" svg:width="3.3cm" svg:height="1.191cm" svg:x="20.4cm" svg:y="13.509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g>
          <draw:custom-shape draw:style-name="gr22" draw:text-style-name="P1" draw:layer="layout" svg:width="21.2cm" svg:height="13.1cm" svg:x="5.365cm" svg:y="3.9cm">
            <text:p/>
            <draw:enhanced-geometry svg:viewBox="0 0 21600 21600" draw:type="rectangle" draw:enhanced-path="M 0 0 L 21600 0 21600 21600 0 21600 0 0 Z N"/>
          </draw:custom-shape>
          <draw:g>
            <draw:frame draw:style-name="gr38" draw:text-style-name="P2" draw:layer="layout" svg:width="3.5cm" svg:height="1.445cm" svg:x="5.865cm" svg:y="6.8cm">
              <draw:text-box>
                <text:p><text:span text:style-name="T1">Descrição: * <text:s text:c="3"/></text:span></text:p>
              </draw:text-box>
            </draw:frame>
            <draw:custom-shape draw:style-name="gr39" draw:text-style-name="P3" draw:layer="layout" svg:width="13.5cm" svg:height="0.8cm" svg:x="9.069cm" svg:y="6.7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0" draw:text-style-name="P2" draw:layer="layout" svg:width="2.8cm" svg:height="0.848cm" svg:x="5.865cm" svg:y="11.2cm">
            <draw:text-box>
              <text:p><text:span text:style-name="T1">Bairro: *</text:span></text:p>
            </draw:text-box>
          </draw:frame>
          <draw:custom-shape draw:style-name="gr41" draw:text-style-name="P3" draw:layer="layout" svg:width="7.9cm" svg:height="0.8cm" svg:x="9.065cm" svg:y="11.2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" draw:layer="layout" svg:width="2.961cm" svg:height="0.848cm" svg:x="5.904cm" svg:y="10.1cm">
            <draw:text-box>
              <text:p><text:span text:style-name="T1">Cidade: * <text:s/></text:span></text:p>
            </draw:text-box>
          </draw:frame>
          <draw:frame draw:style-name="gr43" draw:text-style-name="P6" draw:layer="layout" svg:width="8.8cm" svg:height="0.963cm" svg:x="11.065cm" svg:y="4.837cm">
            <draw:text-box>
              <text:p text:style-name="P5">Cadastro de Obra ou Serviço</text:p>
            </draw:text-box>
          </draw:frame>
          <draw:line draw:style-name="gr31" draw:text-style-name="P6" draw:layer="layout" svg:x1="11.165cm" svg:y1="6cm" svg:x2="19.765cm" svg:y2="6cm">
            <text:p/>
          </draw:line>
          <draw:frame draw:style-name="gr44" draw:text-style-name="P2" draw:layer="layout" svg:width="3.465cm" svg:height="0.848cm" svg:x="5.905cm" svg:y="7.9cm">
            <draw:text-box>
              <text:p><text:span text:style-name="T1">Localização:</text:span></text:p>
            </draw:text-box>
          </draw:frame>
          <draw:frame draw:style-name="gr45" draw:text-style-name="P2" draw:layer="layout" svg:width="2.26cm" svg:height="0.848cm" svg:x="5.905cm" svg:y="12.3cm">
            <draw:text-box>
              <text:p><text:span text:style-name="T1">Rua: *</text:span></text:p>
            </draw:text-box>
          </draw:frame>
          <draw:custom-shape draw:style-name="gr46" draw:text-style-name="P3" draw:layer="layout" svg:width="14.1cm" svg:height="0.8cm" svg:x="9.065cm" svg:y="12.3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2" draw:layer="layout" svg:width="2.96cm" svg:height="0.848cm" svg:x="5.905cm" svg:y="13.4cm">
            <draw:text-box>
              <text:p><text:span text:style-name="T1">Cliente: *</text:span></text:p>
            </draw:text-box>
          </draw:frame>
          <draw:custom-shape draw:style-name="gr48" draw:text-style-name="P3" draw:layer="layout" svg:width="4.2cm" svg:height="0.8cm" svg:x="9.0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9cm" svg:height="0.8cm" svg:x="12.3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0.407cm" svg:height="0.394cm" draw:transform="rotate (0.785398163397448) translate (12.452cm 13.705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49" draw:text-style-name="P2" draw:layer="layout" svg:width="2.799cm" svg:height="0.848cm" svg:x="5.866cm" svg:y="9cm">
            <draw:text-box>
              <text:p><text:span text:style-name="T1">Estado: *</text:span></text:p>
            </draw:text-box>
          </draw:frame>
          <draw:path draw:style-name="gr24" draw:text-style-name="P3" draw:layer="layout" svg:width="3.999cm" svg:height="0.799cm" svg:x="9.065cm" svg:y="10.1cm" svg:viewBox="0 0 4000 800" svg:d="M0 800v-800h4000v800zM3400 800v-800h600v800zM3977 345l-568-10 289 289zM3977 345zM3409 336z">
            <text:p/>
          </draw:path>
          <draw:path draw:style-name="gr50" draw:text-style-name="P3" draw:layer="layout" svg:width="2.199cm" svg:height="0.799cm" svg:x="9.065cm" svg:y="8.9cm" svg:viewBox="0 0 2200 800" svg:d="M0 800v-800h2200v800zM1600 800v-800h600v800zM2177 345l-568-10 289 289zM2177 345zM1609 336z">
            <text:p/>
          </draw:path>
          <draw:frame draw:style-name="gr51" draw:text-style-name="P2" draw:layer="layout" svg:width="3.482cm" svg:height="0.848cm" svg:x="17.165cm" svg:y="11.2cm">
            <draw:text-box>
              <text:p><text:span text:style-name="T1">Número:</text:span></text:p>
            </draw:text-box>
          </draw:frame>
          <draw:custom-shape draw:style-name="gr24" draw:text-style-name="P3" draw:layer="layout" svg:width="3.4cm" svg:height="0.8cm" svg:x="19.765cm" svg:y="11.2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2" draw:layer="layout" svg:width="3.956cm" svg:height="0.848cm" svg:x="13.405cm" svg:y="10.1cm">
            <draw:text-box>
              <text:p><text:span text:style-name="T1">Complemento:</text:span></text:p>
            </draw:text-box>
          </draw:frame>
          <draw:custom-shape draw:style-name="gr24" draw:text-style-name="P3" draw:layer="layout" svg:width="5.599cm" svg:height="0.8cm" svg:x="17.566cm" svg:y="10.1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7" draw:layer="layout" svg:width="12.4cm" svg:height="1.673cm" svg:x="4.3cm" svg:y="1.701cm">
          <draw:text-box>
            <text:p>3. Tela de cadastro de Cadastro de Obras</text:p>
          </draw:text-box>
        </draw:frame>
        <draw:custom-shape draw:name="Forma2" draw:style-name="gr53" draw:text-style-name="P8" draw:layer="layout" svg:width="3cm" svg:height="1.2cm" svg:x="21cm" svg:y="15.4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17.9cm" svg:y="15.409cm">
          <text:p text:style-name="P5"><text:span text:style-name="T2">Cna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55" draw:text-style-name="P10" draw:layer="layout" svg:width="24.9cm" svg:height="17cm" svg:x="2.6cm" svg:y="2.7cm">
          <text:p/>
          <draw:enhanced-geometry svg:viewBox="0 0 21600 21600" draw:type="rectangle" draw:enhanced-path="M 0 0 L 21600 0 21600 21600 0 21600 0 0 Z N"/>
        </draw:custom-shape>
        <draw:frame draw:style-name="gr56" draw:text-style-name="P11" draw:layer="layout" svg:width="12.4cm" svg:height="2.384cm" svg:x="3.5cm" svg:y="1.116cm">
          <draw:text-box>
            <text:p><text:span text:style-name="T3">4 . Gerenciar Materiais de Construção</text:span></text:p>
            <text:p><text:span text:style-name="T3"/></text:p>
            <text:p><text:span text:style-name="T3"/></text:p>
          </draw:text-box>
        </draw:frame>
        <draw:custom-shape draw:style-name="gr57" draw:text-style-name="P10" draw:layer="layout" svg:width="24.9cm" svg:height="1.5cm" svg:x="2.6cm" svg:y="2.7cm">
          <text:p/>
          <draw:enhanced-geometry svg:viewBox="0 0 21600 21600" draw:type="rectangle" draw:enhanced-path="M 0 0 L 21600 0 21600 21600 0 21600 0 0 Z N"/>
        </draw:custom-shape>
        <draw:frame draw:style-name="gr58" draw:text-style-name="P11" draw:layer="layout" svg:width="5.908cm" svg:height="0.962cm" svg:x="10.7cm" svg:y="3cm">
          <draw:text-box>
            <text:p><text:span text:style-name="T3">Cadastrar Material</text:span></text:p>
          </draw:text-box>
        </draw:frame>
        <draw:frame draw:style-name="gr59" draw:text-style-name="P11" draw:layer="layout" svg:width="3.8cm" svg:height="1.4cm" svg:x="4.9cm" svg:y="7.6cm">
          <draw:text-box>
            <text:p><text:span text:style-name="T3">Nome : *</text:span></text:p>
          </draw:text-box>
        </draw:frame>
        <draw:custom-shape draw:name="Forma2" draw:style-name="gr54" draw:text-style-name="P8" draw:layer="layout" svg:width="2.7cm" svg:height="1.191cm" svg:x="20.3cm" svg:y="17.909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0" draw:text-style-name="P8" draw:layer="layout" svg:width="15.609cm" svg:height="1.191cm" svg:x="9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17cm" svg:y="18.009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4.5cm" svg:height="1.673cm" svg:x="4.6cm" svg:y="10.4cm">
          <draw:text-box>
            <text:p><text:span text:style-name="T3">Descrição : *</text:span></text:p>
          </draw:text-box>
        </draw:frame>
        <draw:custom-shape draw:name="Forma2" draw:style-name="gr61" draw:text-style-name="P8" draw:layer="layout" svg:width="7.1cm" svg:height="1.191cm" svg:x="9.1cm" svg:y="10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56" draw:text-style-name="P7" draw:layer="layout" svg:width="12.4cm" svg:height="2.384cm" svg:x="3.5cm" svg:y="1.116cm">
          <draw:text-box>
            <text:p>5 . Gerenciar clientes</text:p>
            <text:p/>
            <text:p/>
          </draw:text-box>
        </draw:frame>
        <draw:custom-shape draw:style-name="gr62" draw:text-style-name="P10" draw:layer="layout" svg:width="22.7cm" svg:height="17.27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0" draw:layer="layout" svg:width="22.6cm" svg:height="1.5cm" svg:x="1.2cm" svg:y="2.5cm">
          <text:p/>
          <draw:enhanced-geometry svg:viewBox="0 0 21600 21600" draw:type="rectangle" draw:enhanced-path="M 0 0 L 21600 0 21600 21600 0 21600 0 0 Z N"/>
        </draw:custom-shape>
        <draw:frame draw:style-name="gr58" draw:text-style-name="P7" draw:layer="layout" svg:width="5.908cm" svg:height="0.962cm" svg:x="10.7cm" svg:y="3cm">
          <draw:text-box>
            <text:p>Cadastrar Cliente</text:p>
          </draw:text-box>
        </draw:frame>
        <draw:frame draw:style-name="gr59" draw:text-style-name="P7" draw:layer="layout" svg:width="3.8cm" svg:height="1.4cm" svg:x="4cm" svg:y="4.9cm">
          <draw:text-box>
            <text:p>Nome : *</text:p>
          </draw:text-box>
        </draw:frame>
        <draw:custom-shape draw:name="Forma2" draw:style-name="gr54" draw:text-style-name="P8" draw:layer="layout" svg:width="2.7cm" svg:height="1.191cm" svg:x="20.3cm" svg:y="17.909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7" draw:layer="layout" svg:width="4.7cm" svg:height="0.962cm" svg:x="16.7cm" svg:y="7.138cm">
          <draw:text-box>
            <text:p>Pessoa Fisica</text:p>
          </draw:text-box>
        </draw:frame>
        <draw:custom-shape draw:style-name="gr65" draw:text-style-name="P5" draw:layer="layout" svg:width="0.821cm" svg:height="0.716cm" svg:x="14.779cm" svg:y="9.18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6" draw:text-style-name="P5" draw:layer="layout" svg:width="0.8cm" svg:height="0.7cm" svg:x="14.9cm" svg:y="7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7" draw:text-style-name="P7" draw:layer="layout" svg:width="5.5cm" svg:height="1.873cm" svg:x="16.4cm" svg:y="9.027cm">
          <draw:text-box>
            <text:p>Pessoa Juridica</text:p>
          </draw:text-box>
        </draw:frame>
        <draw:custom-shape draw:name="Forma2" draw:style-name="gr60" draw:text-style-name="P8" draw:layer="layout" svg:width="15.609cm" svg:height="1.191cm" svg:x="6.9cm" svg:y="4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17cm" svg:y="18.009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7" draw:layer="layout" svg:width="3.8cm" svg:height="1.4cm" svg:x="3.9cm" svg:y="7.2cm">
          <draw:text-box>
            <text:p>CPF : *</text:p>
          </draw:text-box>
        </draw:frame>
        <draw:frame draw:style-name="gr59" draw:text-style-name="P7" draw:layer="layout" svg:width="3.8cm" svg:height="1.4cm" svg:x="3.6cm" svg:y="9.3cm">
          <draw:text-box>
            <text:p>CNPJ : *</text:p>
          </draw:text-box>
        </draw:frame>
        <draw:custom-shape draw:name="Forma2" draw:style-name="gr61" draw:text-style-name="P8" draw:layer="layout" svg:width="7.1cm" svg:height="1.191cm" svg:x="6.9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1" draw:text-style-name="P8" draw:layer="layout" svg:width="7.1cm" svg:height="1.191cm" svg:x="7.1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4cm" svg:height="1.673cm" svg:x="2.8cm" svg:y="13.327cm">
          <draw:text-box>
            <text:p>Endereço : *</text:p>
          </draw:text-box>
        </draw:frame>
        <draw:custom-shape draw:name="Forma2" draw:style-name="gr60" draw:text-style-name="P8" draw:layer="layout" svg:width="15.609cm" svg:height="1.191cm" svg:x="7.091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7" draw:layer="layout" svg:width="4cm" svg:height="1.573cm" svg:x="3cm" svg:y="11.327cm">
          <draw:text-box>
            <text:p>Telefone : *</text:p>
          </draw:text-box>
        </draw:frame>
        <draw:custom-shape draw:name="Forma2" draw:style-name="gr61" draw:text-style-name="P8" draw:layer="layout" svg:width="7.1cm" svg:height="1.191cm" svg:x="7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51cm" svg:height="0.958cm" svg:x="6.193cm" svg:y="8.697cm">
            <draw:text-box>
              <text:p><text:span text:style-name="T1">E-mail: *</text:span></text:p>
            </draw:text-box>
          </draw:frame>
          <draw:custom-shape draw:style-name="gr69" draw:text-style-name="P3" draw:layer="layout" svg:width="15.482cm" svg:height="0.904cm" svg:x="8.718cm" svg:y="8.697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702cm" svg:height="0.958cm" svg:x="6.193cm" svg:y="7.228cm">
              <draw:text-box>
                <text:p><text:span text:style-name="T1">Nome: * </text:span></text:p>
              </draw:text-box>
            </draw:frame>
            <draw:custom-shape draw:style-name="gr8" draw:text-style-name="P3" draw:layer="layout" svg:width="15.568cm" svg:height="0.904cm" svg:x="8.613cm" svg:y="7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6.193cm" svg:y="12.199cm">
            <draw:text-box>
              <text:p><text:span text:style-name="T1">Telefone: *</text:span></text:p>
            </draw:text-box>
          </draw:frame>
          <draw:custom-shape draw:style-name="gr10" draw:text-style-name="P3" draw:layer="layout" svg:width="1.367cm" svg:height="0.904cm" svg:x="9.244cm" svg:y="12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6.837cm" svg:height="0.904cm" svg:x="10.822cm" svg:y="12.31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6.234cm" svg:y="10.505cm">
            <draw:text-box>
              <text:p><text:span text:style-name="T1">End: *</text:span></text:p>
            </draw:text-box>
          </draw:frame>
          <draw:custom-shape draw:style-name="gr70" draw:text-style-name="P3" draw:layer="layout" svg:width="15.526cm" svg:height="0.903cm" svg:x="8.674cm" svg:y="10.59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4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4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6" draw:layer="layout" svg:width="6.233cm" svg:height="1.673cm" svg:x="12.899cm" svg:y="5.011cm">
            <draw:text-box>
              <text:p text:style-name="P5">Cadastro de Fornecedor</text:p>
            </draw:text-box>
          </draw:frame>
        </draw:g>
        <draw:frame draw:style-name="gr19" draw:text-style-name="P7" draw:layer="layout" svg:width="12.4cm" svg:height="1.673cm" svg:x="4.3cm" svg:y="1.7cm">
          <draw:text-box>
            <text:p>10. Tela de cadastro de Fornecedor</text:p>
          </draw:text-box>
        </draw:frame>
        <draw:custom-shape draw:name="Forma2" draw:style-name="gr20" draw:text-style-name="P8" draw:layer="layout" svg:width="3.4cm" svg:height="1.191cm" svg:x="21.3cm" svg:y="15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8" draw:layer="layout" svg:width="3.7cm" svg:height="1.191cm" svg:x="17.4cm" svg:y="15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frame draw:style-name="gr19" draw:text-style-name="P11" draw:layer="layout" svg:width="12.4cm" svg:height="1.673cm" svg:x="4.266cm" svg:y="1.701cm">
          <draw:text-box>
            <text:p><text:span text:style-name="T3">7 . Registro de pedidos</text:span></text:p>
          </draw:text-box>
        </draw:frame>
        <draw:custom-shape draw:style-name="gr71" draw:text-style-name="P10" draw:layer="layout" svg:width="22.7cm" svg:height="11.6cm" svg:x="3.2cm" svg:y="4.0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0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frame draw:style-name="gr72" draw:text-style-name="P11" draw:layer="layout" svg:width="5.535cm" svg:height="0.962cm" svg:x="11.326cm" svg:y="4.469cm">
          <draw:text-box>
            <text:p><text:span text:style-name="T3">Registrar Pedidos</text:span></text:p>
          </draw:text-box>
        </draw:frame>
        <draw:custom-shape draw:style-name="gr73" draw:text-style-name="P12" draw:layer="layout" svg:width="12.9cm" svg:height="1.5cm" svg:x="9.1cm" svg:y="7.2cm">
          <text:p text:style-name="P5"><text:span text:style-name="T3">Selecionar Material</text:span></text:p>
          <draw:enhanced-geometry svg:viewBox="0 0 21600 21600" draw:type="rectangle" draw:enhanced-path="M 0 0 L 21600 0 21600 21600 0 21600 0 0 Z N"/>
        </draw:custom-shape>
        <draw:frame draw:style-name="gr59" draw:text-style-name="P11" draw:layer="layout" svg:width="3.8cm" svg:height="1.4cm" svg:x="4.9cm" svg:y="7.2cm">
          <draw:text-box>
            <text:p><text:span text:style-name="T3">Nome : *</text:span></text:p>
          </draw:text-box>
        </draw:frame>
        <draw:frame draw:style-name="gr19" draw:text-style-name="P11" draw:layer="layout" svg:width="4.7cm" svg:height="1.673cm" svg:x="4.1cm" svg:y="9.9cm">
          <draw:text-box>
            <text:p><text:span text:style-name="T3">Quantidade : *</text:span></text:p>
          </draw:text-box>
        </draw:frame>
        <draw:g>
          <draw:custom-shape draw:style-name="gr74" draw:text-style-name="P9" draw:layer="layout" svg:width="3.6cm" svg:height="1.5cm" svg:x="9cm" svg:y="9.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9" draw:layer="layout" svg:width="1.1cm" svg:height="1.5cm" svg:x="11.5cm" svg:y="9.8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3" draw:layer="layout" svg:width="1cm" svg:height="0.6cm" svg:x="11.5cm" svg:y="10.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Forma2" draw:style-name="gr54" draw:text-style-name="P8" draw:layer="layout" svg:width="2.7cm" svg:height="1.191cm" svg:x="18.3cm" svg:y="14.209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21.9cm" svg:y="14.109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14.5cm" svg:y="14.2cm">
          <text:p text:style-name="P5"><text:span text:style-name="T2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9" draw:layer="layout" svg:width="1.1cm" svg:height="1.5cm" svg:x="20.9cm" svg:y="7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3" draw:layer="layout" svg:width="1cm" svg:height="0.6cm" svg:x="21cm" svg:y="7.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frame draw:style-name="gr19" draw:text-style-name="P11" draw:layer="layout" svg:width="12.4cm" svg:height="1.673cm" svg:x="4.266cm" svg:y="1.701cm">
          <draw:text-box>
            <text:p><text:span text:style-name="T3">8 . Gerenciar Trabalhos</text:span></text:p>
          </draw:text-box>
        </draw:frame>
        <draw:custom-shape draw:style-name="gr77" draw:text-style-name="P10" draw:layer="layout" svg:width="22.7cm" svg:height="15.47cm" svg:x="2.8cm" svg:y="3.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0" draw:layer="layout" svg:width="22.6cm" svg:height="1.5cm" svg:x="2.8cm" svg:y="3.6cm">
          <text:p/>
          <draw:enhanced-geometry svg:viewBox="0 0 21600 21600" draw:type="rectangle" draw:enhanced-path="M 0 0 L 21600 0 21600 21600 0 21600 0 0 Z N"/>
        </draw:custom-shape>
        <draw:frame draw:style-name="gr58" draw:text-style-name="P11" draw:layer="layout" svg:width="5.908cm" svg:height="0.962cm" svg:x="11.3cm" svg:y="3.938cm">
          <draw:text-box>
            <text:p><text:span text:style-name="T3">Gerenciar Trabalho</text:span></text:p>
          </draw:text-box>
        </draw:frame>
        <draw:custom-shape draw:style-name="gr73" draw:text-style-name="P12" draw:layer="layout" svg:width="12.9cm" svg:height="1.5cm" svg:x="8.1cm" svg:y="6.4cm">
          <text:p text:style-name="P5"><text:span text:style-name="T3">Selecionar Trabalho</text:span></text:p>
          <draw:enhanced-geometry svg:viewBox="0 0 21600 21600" draw:type="rectangle" draw:enhanced-path="M 0 0 L 21600 0 21600 21600 0 21600 0 0 Z N"/>
        </draw:custom-shape>
        <draw:frame draw:style-name="gr59" draw:text-style-name="P11" draw:layer="layout" svg:width="3.8cm" svg:height="1.4cm" svg:x="4.3cm" svg:y="6.5cm">
          <draw:text-box>
            <text:p><text:span text:style-name="T3">Nome : *</text:span></text:p>
          </draw:text-box>
        </draw:frame>
        <draw:frame draw:style-name="gr19" draw:text-style-name="P11" draw:layer="layout" svg:width="4.7cm" svg:height="1.673cm" svg:x="4.1cm" svg:y="9.9cm">
          <draw:text-box>
            <text:p><text:span text:style-name="T3">Data inicio : *</text:span></text:p>
          </draw:text-box>
        </draw:frame>
        <draw:custom-shape draw:name="Forma2" draw:style-name="gr54" draw:text-style-name="P8" draw:layer="layout" svg:width="2.7cm" svg:height="1.191cm" svg:x="18.8cm" svg:y="17.609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22.2cm" svg:y="17.709cm">
          <text:p text:style-name="P5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9" draw:layer="layout" svg:width="1.1cm" svg:height="1.5cm" svg:x="19.9cm" svg:y="6.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3" draw:layer="layout" svg:width="1cm" svg:height="0.5cm" svg:x="20cm" svg:y="6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1" draw:layer="layout" svg:width="5.2cm" svg:height="1.673cm" svg:x="4cm" svg:y="11.5cm">
          <draw:text-box>
            <text:p><text:span text:style-name="T3">Data Termino : *</text:span></text:p>
          </draw:text-box>
        </draw:frame>
        <draw:custom-shape draw:name="Forma2" draw:style-name="gr79" draw:text-style-name="P8" draw:layer="layout" svg:width="5.3cm" svg:height="1.191cm" svg:x="9cm" svg:y="9.7cm">
          <text:p text:style-name="P5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9" draw:text-style-name="P8" draw:layer="layout" svg:width="5.3cm" svg:height="1.191cm" svg:x="9cm" svg:y="11.309cm">
          <text:p text:style-name="P5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6.5cm" svg:height="1.673cm" svg:x="4cm" svg:y="13.427cm">
          <draw:text-box>
            <text:p><text:span text:style-name="T3">Emp Respo <text:s/>: *</text:span></text:p>
          </draw:text-box>
        </draw:frame>
        <draw:g>
          <draw:custom-shape draw:style-name="gr80" draw:text-style-name="P9" draw:layer="layout" svg:width="8.7cm" svg:height="1.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9" draw:layer="layout" svg:width="2.658cm" svg:height="1.3cm" svg:x="15.042cm" svg:y="1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3" draw:layer="layout" svg:width="2.416cm" svg:height="0.52cm" svg:x="15.042cm" svg:y="13.43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11" draw:layer="layout" svg:width="4.6cm" svg:height="1.673cm" svg:x="4cm" svg:y="15.027cm">
          <draw:text-box>
            <text:p><text:span text:style-name="T3">Situação <text:s/>: *</text:span></text:p>
          </draw:text-box>
        </draw:frame>
        <draw:custom-shape draw:style-name="gr83" draw:text-style-name="P5" draw:layer="layout" svg:width="0.6cm" svg:height="0.6cm" svg:x="15.4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3" draw:text-style-name="P5" draw:layer="layout" svg:width="0.6cm" svg:height="0.6cm" svg:x="9.349cm" svg:y="15.1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84" draw:text-style-name="P11" draw:layer="layout" svg:width="4.9cm" svg:height="0.962cm" svg:x="10.2cm" svg:y="15.1cm">
          <draw:text-box>
            <text:p><text:span text:style-name="T3">Em execução</text:span></text:p>
          </draw:text-box>
        </draw:frame>
        <draw:frame draw:style-name="gr85" draw:text-style-name="P11" draw:layer="layout" svg:width="2.8cm" svg:height="0.962cm" svg:x="16.3cm" svg:y="15.073cm">
          <draw:text-box>
            <text:p><text:span text:style-name="T3">Parado</text:span></text:p>
          </draw:text-box>
        </draw:frame>
        <draw:frame draw:style-name="gr86" draw:text-style-name="P11" draw:layer="layout" svg:width="3.385cm" svg:height="0.962cm" svg:x="21cm" svg:y="15.038cm">
          <draw:text-box>
            <text:p><text:span text:style-name="T3">Finalizado</text:span></text:p>
          </draw:text-box>
        </draw:frame>
        <draw:custom-shape draw:style-name="gr83" draw:text-style-name="P5" draw:layer="layout" svg:width="0.6cm" svg:height="0.6cm" svg:x="20.2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9" draw:style-name="dp1" draw:master-page-name="Padrão">
        <draw:frame draw:style-name="gr19" draw:text-style-name="P11" draw:layer="layout" svg:width="12.4cm" svg:height="1.673cm" svg:x="4.266cm" svg:y="1.701cm">
          <draw:text-box>
            <text:p><text:span text:style-name="T3">UC2.5 Tela de login</text:span></text:p>
          </draw:text-box>
        </draw:frame>
        <draw:custom-shape draw:style-name="gr71" draw:text-style-name="P10" draw:layer="layout" svg:width="22.7cm" svg:height="11.6cm" svg:x="3.23cm" svg:y="4.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0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13.982cm" svg:height="1.1cm" svg:x="6.8cm" svg:y="8.9cm">
          <text:p/>
          <draw:enhanced-geometry svg:viewBox="0 0 21600 21600" draw:type="rectangle" draw:enhanced-path="M 0 0 L 21600 0 21600 21600 0 21600 0 0 Z N"/>
        </draw:custom-shape>
        <draw:frame draw:style-name="gr88" draw:text-style-name="P14" draw:layer="layout" svg:width="4.409cm" svg:height="0.962cm" svg:x="13.1cm" svg:y="4.538cm">
          <draw:text-box>
            <text:p text:style-name="P5"><text:span text:style-name="T3">Login</text:span></text:p>
          </draw:text-box>
        </draw:frame>
        <draw:frame draw:style-name="gr89" draw:text-style-name="P11" draw:layer="layout" svg:width="2.939cm" svg:height="1.673cm" svg:x="3.961cm" svg:y="8.826cm">
          <draw:text-box>
            <text:p><text:span text:style-name="T3">E-mail : </text:span></text:p>
          </draw:text-box>
        </draw:frame>
        <draw:custom-shape draw:style-name="gr90" draw:text-style-name="P9" draw:layer="layout" svg:width="13.9cm" svg:height="1.1cm" svg:x="6.8cm" svg:y="11.1cm">
          <text:p/>
          <draw:enhanced-geometry svg:viewBox="0 0 21600 21600" draw:type="rectangle" draw:enhanced-path="M 0 0 L 21600 0 21600 21600 0 21600 0 0 Z N"/>
        </draw:custom-shape>
        <draw:frame draw:style-name="gr89" draw:text-style-name="P11" draw:layer="layout" svg:width="2.893cm" svg:height="1.673cm" svg:x="3.907cm" svg:y="11.3cm">
          <draw:text-box>
            <text:p><text:span text:style-name="T3">Senha : </text:span></text:p>
          </draw:text-box>
        </draw:frame>
        <draw:custom-shape draw:name="Forma2" draw:style-name="gr54" draw:text-style-name="P8" draw:layer="layout" svg:width="2.7cm" svg:height="1.191cm" svg:x="22.1cm" svg:y="14.1cm">
          <text:p text:style-name="P5"><text:span text:style-name="T2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Padrão">
        <draw:frame draw:style-name="gr19" draw:text-style-name="P7" draw:layer="layout" svg:width="12.4cm" svg:height="1.673cm" svg:x="2.7cm" svg:y="1.5cm">
          <draw:text-box>
            <text:p><text:s/>tela buscar.</text:p>
          </draw:text-box>
        </draw:frame>
        <draw:custom-shape draw:style-name="gr91" draw:text-style-name="P10" draw:layer="layout" svg:width="22.565cm" svg:height="14.7cm" svg:x="2.735cm" svg:y="3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22.661cm" svg:height="1.5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9" draw:layer="layout" svg:width="12.2cm" svg:height="1.1cm" svg:x="4.3cm" svg:y="6.3cm">
          <text:p text:style-name="P5"><text:span text:style-name="T4">Buscar</text:span></text:p>
          <draw:enhanced-geometry svg:viewBox="0 0 21600 21600" draw:type="rectangle" draw:enhanced-path="M 0 0 L 21600 0 21600 21600 0 21600 0 0 Z N"/>
        </draw:custom-shape>
        <draw:frame draw:style-name="gr88" draw:text-style-name="P7" draw:layer="layout" svg:width="4.409cm" svg:height="0.962cm" svg:x="11.591cm" svg:y="3.738cm">
          <draw:text-box>
            <text:p><text:s text:c="4"/>Buscar </text:p>
          </draw:text-box>
        </draw:frame>
        <draw:custom-shape draw:name="Forma2" draw:style-name="gr94" draw:text-style-name="P8" draw:layer="layout" svg:width="2.7cm" svg:height="1.2cm" svg:x="22.5cm" svg:y="3.5cm">
          <text:p text:style-name="P5"><text:span text:style-name="T2">Sai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15.521cm" svg:y="16.909cm">
          <text:p text:style-name="P5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22.135cm" svg:y="16.687cm">
          <text:p text:style-name="P5"><text:span text:style-name="T2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4.3cm" svg:height="3.4cm" svg:x="17cm" svg:y="7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9" draw:layer="layout" svg:width="4.3cm" svg:height="1.1cm" draw:transform="skewX (0.0109955742875643) translate (17.012cm 6.4cm)">
          <text:p text:style-name="P5">Selecione <text:s text:c="7"/></text:p>
          <draw:enhanced-geometry svg:viewBox="0 0 21600 21600" draw:type="rectangle" draw:enhanced-path="M 0 0 L 21600 0 21600 21600 0 21600 0 0 Z N"/>
        </draw:custom-shape>
        <draw:custom-shape draw:style-name="gr97" draw:text-style-name="P10" draw:layer="layout" svg:width="1.366cm" svg:height="1.1cm" svg:x="19.9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0" draw:layer="layout" svg:width="1.2cm" svg:height="0.8cm" svg:x="20cm" svg:y="6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orma2" draw:style-name="gr99" draw:text-style-name="P8" draw:layer="layout" svg:width="4.3cm" svg:height="0.699cm" svg:x="17.001cm" svg:y="7.701cm">
          <text:p text:style-name="P5"><text:span text:style-name="T2">Funcion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0" draw:text-style-name="P8" draw:layer="layout" svg:width="4.3cm" svg:height="0.8cm" svg:x="17cm" svg:y="8.4cm">
          <text:p text:style-name="P5"><text:span text:style-name="T2">Clie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1" draw:text-style-name="P8" draw:layer="layout" svg:width="4.3cm" svg:height="0.7cm" svg:x="16.996cm" svg:y="9.27cm">
          <text:p text:style-name="P5"><text:span text:style-name="T2">Obra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1" draw:text-style-name="P8" draw:layer="layout" svg:width="4.3cm" svg:height="0.7cm" svg:x="16.961cm" svg:y="9.992cm">
          <text:p text:style-name="P5"><text:span text:style-name="T2">M. de Constru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" draw:layer="layout" svg:width="13.2cm" svg:height="6.8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9" draw:layer="layout" svg:width="13.1cm" svg:height="1.1cm" svg:x="3.2cm" svg:y="9.4cm">
          <text:p text:style-name="P5"><text:span text:style-name="T4">João mariano</text:span></text:p>
          <draw:enhanced-geometry svg:viewBox="0 0 21600 21600" draw:type="rectangle" draw:enhanced-path="M 0 0 L 21600 0 21600 21600 0 21600 0 0 Z N"/>
        </draw:custom-shape>
        <draw:custom-shape draw:name="Forma2" draw:style-name="gr54" draw:text-style-name="P8" draw:layer="layout" svg:width="2.7cm" svg:height="1.191cm" svg:x="12.5cm" svg:y="16.8cm">
          <text:p text:style-name="P5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18.8cm" svg:y="16.8cm">
          <text:p text:style-name="P5"><text:span text:style-name="T2">Cadas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15.522cm" svg:y="16.909cm">
          <text:p text:style-name="P5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21.9cm" svg:y="6.4cm">
          <text:p text:style-name="P5"><text:span text:style-name="T2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frame draw:style-name="gr19" draw:text-style-name="P11" draw:layer="layout" svg:width="12.4cm" svg:height="1.673cm" svg:x="3.5cm" svg:y="1.5cm">
          <draw:text-box>
            <text:p><text:span text:style-name="T3">Página Inicial - Administrador</text:span></text:p>
          </draw:text-box>
        </draw:frame>
        <draw:custom-shape draw:style-name="gr104" draw:text-style-name="P10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105" draw:text-style-name="P7" draw:layer="layout" svg:width="5.7cm" svg:height="1.195cm" svg:x="12.6cm" svg:y="2.5cm">
          <draw:text-box>
            <text:p/>
          </draw:text-box>
        </draw:frame>
        <draw:custom-shape draw:style-name="gr106" draw:text-style-name="P10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0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88" draw:text-style-name="P11" draw:layer="layout" svg:width="4.409cm" svg:height="0.962cm" svg:x="11cm" svg:y="4.038cm">
          <draw:text-box>
            <text:p><text:span text:style-name="T3">Administrador</text:span></text:p>
          </draw:text-box>
        </draw:frame>
        <draw:custom-shape draw:name="Forma4" draw:style-name="gr108" draw:text-style-name="P15" draw:layer="layout" svg:width="5.4cm" svg:height="1.67cm" svg:x="4.578cm" svg:y="5.955cm">
          <text:p text:style-name="P5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8" draw:text-style-name="P15" draw:layer="layout" svg:width="5.4cm" svg:height="1.67cm" svg:x="4.63cm" svg:y="8.347cm">
          <text:p text:style-name="P5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8" draw:text-style-name="P15" draw:layer="layout" svg:width="5.4cm" svg:height="1.67cm" svg:x="4.7cm" svg:y="10.53cm">
          <text:p text:style-name="P5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8" draw:text-style-name="P15" draw:layer="layout" svg:width="5.4cm" svg:height="1.67cm" svg:x="4.7cm" svg:y="12.5cm">
          <text:p text:style-name="P5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9" draw:text-style-name="P16" draw:layer="layout" svg:width="5.093cm" svg:height="2.4cm" svg:x="12.1cm" svg:y="6.5cm">
          <text:p text:style-name="P5"><text:span text:style-name="T5">Gerenciar Funcio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0" draw:text-style-name="P16" draw:layer="layout" svg:width="5.193cm" svg:height="2.5cm" svg:x="12.207cm" svg:y="12.7cm">
          <text:p text:style-name="P5"><text:span text:style-name="T5">Gerenciar O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1" draw:text-style-name="P16" draw:layer="layout" svg:width="4.9cm" svg:height="2.432cm" svg:x="19.387cm" svg:y="6.265cm">
          <text:p text:style-name="P5"><text:span text:style-name="T5">Gerenciar <text:s/>Cli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2" draw:text-style-name="P16" draw:layer="layout" svg:width="5cm" svg:height="2.432cm" svg:x="19.5cm" svg:y="12.368cm">
          <text:p text:style-name="P5"><text:span text:style-name="T5">Gerenciar Materia de</text:span></text:p>
          <text:p text:style-name="P5"><text:span text:style-name="T5">Contruço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4" draw:text-style-name="P8" draw:layer="layout" svg:width="2.7cm" svg:height="1.191cm" svg:x="22.9cm" svg:y="3.7cm">
          <text:p text:style-name="P5"><text:span text:style-name="T2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9" draw:text-style-name="P16" draw:layer="layout" svg:width="5.093cm" svg:height="2.4cm" svg:x="15.579cm" svg:y="9.5cm">
          <text:p text:style-name="P5"><text:span text:style-name="T5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6-09T19:58:28.614159371</dc:date>
    <meta:editing-duration>PT5H28M42S</meta:editing-duration>
    <meta:editing-cycles>36</meta:editing-cycles>
    <meta:generator>LibreOffice/5.1.6.2$Linux_X86_64 LibreOffice_project/10m0$Build-2</meta:generator>
    <meta:document-statistic meta:object-count="224"/>
  </office:meta>
</office:document-meta>
</file>